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feae3" officeooo:paragraph-rsid="000feae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0feae3" officeooo:paragraph-rsid="000feae3" style:font-size-asian="14pt" style:font-weight-asian="normal" style:font-size-complex="16pt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nes de texte</text:p>
      <text:p text:style-name="P2"/>
      <text:p text:style-name="P2">- Au début du jeu, après l’intro :</text:p>
      <text:p text:style-name="P2">« C’est parti ! »</text:p>
      <text:p text:style-name="P2"/>
      <text:p text:style-name="P2">- Avant un combat :</text:p>
      <text:p text:style-name="P2">« <text:span text:style-name="T1">À</text:span> l’attaque ! »</text:p>
      <text:p text:style-name="P2"/>
      <text:p text:style-name="P2">- Quand on arrive sur une carte où il y a une maison :</text:p>
      <text:p text:style-name="P2">« Allons voir ce qu’il y a dans cette maison ! »</text:p>
      <text:p text:style-name="P2"/>
      <text:p text:style-name="P2">- Avant</text:p>
      <text:p text:style-name="P2">« <text:span text:style-name="T1">À</text:span><text:span text:style-name="T2"> nous deux ! »</text:span></text:p>
      <text:p text:style-name="P2"><text:span text:style-name="T2">- <text:s/>« Nooon !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4:56:15.702007552</meta:creation-date>
    <dc:date>2020-01-23T15:04:15.955930290</dc:date>
    <meta:editing-duration>PT8M3S</meta:editing-duration>
    <meta:editing-cycles>1</meta:editing-cycles>
    <meta:document-statistic meta:table-count="0" meta:image-count="0" meta:object-count="0" meta:page-count="1" meta:paragraph-count="10" meta:word-count="65" meta:character-count="242" meta:non-whitespace-character-count="186"/>
    <meta:generator>LibreOffice/6.2.7.1$Linux_X86_64 LibreOffice_project/20$Build-1</meta:generator>
  </office:meta>
</office:document-meta>
</file>